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CA000003C2F06E082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4.133cm" svg:x="1.4cm" svg:y="0.524cm" presentation:class="title" presentation:user-transformed="true">
          <draw:text-box>
            <text:p>Entwicklung für Windows Phone 7 am Beispiel der OpenStreetApp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<text:s/></text:p>
          </draw:text-box>
        </draw:frame>
        <draw:frame draw:style-name="gr1" draw:text-style-name="P2" draw:layer="layout" svg:width="8.211cm" svg:height="8.143cm" svg:x="9.789cm" svg:y="8cm">
          <draw:image xlink:href="Pictures/10000201000003CA000003C2F06E082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fill="solid" draw:fill-color="#000000" draw:fill-image-width="0cm" draw:fill-image-height="0cm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Segoe UI'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Segoe UI'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rtin Rauscher</meta:initial-creator>
    <meta:creation-date>2011-01-30T15:04:27.99</meta:creation-date>
    <meta:editing-duration>PT1H42M4S</meta:editing-duration>
    <meta:editing-cycles>2</meta:editing-cycles>
    <meta:generator>LibreOffice/3.3$Win32 LibreOffice_project/330m19$Build-6</meta:generator>
    <dc:date>2011-02-08T16:13:03.94</dc:date>
    <dc:creator>Martin Rauscher</dc:creator>
    <meta:document-statistic meta:object-count="26"/>
  </office:meta>
</office:document-meta>
</file>